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 office:value-type="string" calcext:value-type="string">
            <text:p>90 deg lat 0 deg long Non-rotating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7908287091246" calcext:value-type="float">
            <text:p>2.07908287091246E-013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7908287091246" calcext:value-type="float">
            <text:p>2.0790828709124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7908240568892" calcext:value-type="float">
            <text:p>2.07908240568892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7908240568892" calcext:value-type="float">
            <text:p>-2.08E-01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395.40046718607" calcext:value-type="float">
            <text:p>3395.400467186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395.40046718607" calcext:value-type="float">
            <text:p>3395.400467186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395.40046718607" calcext:value-type="float">
            <text:p>-3.40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65336004348009E-019" calcext:value-type="float">
            <text:p>-4.65336004348009E-019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65336004348009E-019" calcext:value-type="float">
            <text:p>4.65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0467299010618753" calcext:value-type="float">
            <text:p>0.00467299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467299010618753" calcext:value-type="float">
            <text:p>0.0046729901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467299010618753" calcext:value-type="float">
            <text:p>-4.67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07908240568892" calcext:value-type="float">
            <text:p>2.07908240568892E-013</text:p>
          </table:table-cell>
          <table:table-cell/>
          <table:table-cell table:style-name="ce3" office:value-type="float" office:value="1.00000022376388" calcext:value-type="float">
            <text:p>1.0000002238</text:p>
          </table:table-cell>
          <table:table-cell table:style-name="ce3" office:value-type="float" office:value="4.65223538326588E-020" calcext:value-type="float">
            <text:p>4.65223538326588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07908240568892" calcext:value-type="float">
            <text:p>2.07908240568892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07908240568892" calcext:value-type="float">
            <text:p>-2.08E-01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3395.40046718607" calcext:value-type="float">
            <text:p>3395.400467186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3395.40046718607" calcext:value-type="float">
            <text:p>-3.40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-4.65336004348009E-019" calcext:value-type="float">
            <text:p>-4.65336004348009E-01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4.65336004348009E-019" calcext:value-type="float">
            <text:p>4.65336004348009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4.65336004348008E-019" calcext:value-type="float">
            <text:p>-4.65336004348008E-019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4.65336004348008E-019" calcext:value-type="float">
            <text:p>4.65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00467299010618752" calcext:value-type="float">
            <text:p>0.0046729901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00467299010618752" calcext:value-type="float">
            <text:p>-4.67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07908240568892" calcext:value-type="float">
            <text:p>2.07908240568892E-013</text:p>
          </table:table-cell>
          <table:table-cell/>
          <table:table-cell table:style-name="ce3" office:value-type="float" office:value="1.00000022376388" calcext:value-type="float">
            <text:p>1.0000002238</text:p>
          </table:table-cell>
          <table:table-cell table:style-name="ce3" office:value-type="float" office:value="4.65223538326588E-020" calcext:value-type="float">
            <text:p>4.65223538326588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07908240568892" calcext:value-type="float">
            <text:p>2.07908240568892E-013</text:p>
          </table:table-cell>
          <table:table-cell/>
          <table:table-cell table:style-name="ce4" table:formula="of:=[.F21]" office:value-type="float" office:value="0.000000000000207908240568892" calcext:value-type="float">
            <text:p>2.07908240568892E-013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395.40046718607" calcext:value-type="float">
            <text:p>3395.4004671861</text:p>
          </table:table-cell>
          <table:table-cell/>
          <table:table-cell table:style-name="ce4" table:formula="of:=[.F23]" office:value-type="float" office:value="3395.40046718607" calcext:value-type="float">
            <text:p>3395.4004671861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-4.65336004348008E-019" calcext:value-type="float">
            <text:p>-4.65336004348008E-01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4.65336004348008E-019" calcext:value-type="float">
            <text:p>4.65336004348008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4.65336004348008E-019" calcext:value-type="float">
            <text:p>-4.65336004348008E-019</text:p>
          </table:table-cell>
          <table:table-cell/>
          <table:table-cell table:style-name="ce4" table:formula="of:=[.F24]" office:value-type="float" office:value="-4.65336004348009E-019" calcext:value-type="float">
            <text:p>-4.65336004348009E-019</text:p>
          </table:table-cell>
          <table:table-cell/>
          <table:table-cell table:formula="of:=[.M36]/[.O36]" office:value-type="float" office:value="0.999999999999998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2" calcext:value-type="float">
            <text:p>0.0046729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04083408558608E-017" calcext:value-type="float">
            <text:p>1.04083408558608E-01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467299010618752" calcext:value-type="float">
            <text:p>0.0046729901</text:p>
          </table:table-cell>
          <table:table-cell/>
          <table:table-cell table:style-name="ce4" table:formula="of:=[.F26]" office:value-type="float" office:value="0.00467299010618753" calcext:value-type="float">
            <text:p>0.0046729901</text:p>
          </table:table-cell>
          <table:table-cell/>
          <table:table-cell table:formula="of:=[.M38]/[.O38]" office:value-type="float" office:value="0.999999999999998" calcext:value-type="float">
            <text:p>1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07908240568892" calcext:value-type="float">
            <text:p>2.07908240568892E-013</text:p>
          </table:table-cell>
          <table:table-cell/>
          <table:table-cell table:style-name="ce3" office:value-type="float" office:value="1.00000022376388" calcext:value-type="float">
            <text:p>1.0000002238</text:p>
          </table:table-cell>
          <table:table-cell table:style-name="ce3" office:value-type="float" office:value="4.65223538074153E-020" calcext:value-type="float">
            <text:p>4.65223538074153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07908240568892" calcext:value-type="float">
            <text:p>2.07908240568892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07908240568892" calcext:value-type="float">
            <text:p>-2.08E-01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3395.40046718607" calcext:value-type="float">
            <text:p>3395.4004671861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3395.40046718607" calcext:value-type="float">
            <text:p>-3.40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-4.65336004348009E-019" calcext:value-type="float">
            <text:p>-4.65336004348009E-01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4.65336004348009E-019" calcext:value-type="float">
            <text:p>4.65336004348009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4.65336004348009E-019" calcext:value-type="float">
            <text:p>-4.65336004348009E-019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4.65336004348009E-019" calcext:value-type="float">
            <text:p>4.65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8.67361737988404E-019" calcext:value-type="float">
            <text:p>8.67361737988404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467299010618753" calcext:value-type="float">
            <text:p>0.0046729901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467299010618753" calcext:value-type="float">
            <text:p>-4.67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7908240568892" calcext:value-type="float">
            <text:p>2.07908240568892E-013</text:p>
          </table:table-cell>
          <table:table-cell/>
          <table:table-cell table:style-name="ce4" table:formula="of:=[.F33]" office:value-type="float" office:value="0.000000000000207908240568892" calcext:value-type="float">
            <text:p>2.07908240568892E-013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95.40046718607" calcext:value-type="float">
            <text:p>3395.4004671861</text:p>
          </table:table-cell>
          <table:table-cell/>
          <table:table-cell table:style-name="ce4" table:formula="of:=[.F35]" office:value-type="float" office:value="3395.40046718607" calcext:value-type="float">
            <text:p>3395.4004671861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4.65336004348009E-019" calcext:value-type="float">
            <text:p>-4.65336004348009E-019</text:p>
          </table:table-cell>
          <table:table-cell/>
          <table:table-cell table:style-name="ce4" table:formula="of:=[.F36]" office:value-type="float" office:value="-4.65336004348008E-019" calcext:value-type="float">
            <text:p>-4.65336004348008E-019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467299010618753" calcext:value-type="float">
            <text:p>0.0046729901</text:p>
          </table:table-cell>
          <table:table-cell/>
          <table:table-cell table:style-name="ce4" table:formula="of:=[.F38]" office:value-type="float" office:value="0.00467299010618752" calcext:value-type="float">
            <text:p>0.0046729901</text:p>
          </table:table-cell>
          <table:table-cell/>
          <table:table-cell table:formula="of:=[.M62]/[.O62]" office:value-type="float" office:value="1" calcext:value-type="float">
            <text:p>1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7908240568892" calcext:value-type="float">
            <text:p>2.07908240568892E-013</text:p>
          </table:table-cell>
          <table:table-cell/>
          <table:table-cell table:style-name="ce4" table:formula="of:=[.F21]" office:value-type="float" office:value="0.000000000000207908240568892" calcext:value-type="float">
            <text:p>2.07908240568892E-013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95.40046718607" calcext:value-type="float">
            <text:p>3395.4004671861</text:p>
          </table:table-cell>
          <table:table-cell/>
          <table:table-cell table:style-name="ce4" table:formula="of:=[.F23]" office:value-type="float" office:value="3395.40046718607" calcext:value-type="float">
            <text:p>3395.4004671861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4.65336004348009E-019" calcext:value-type="float">
            <text:p>-4.65336004348009E-019</text:p>
          </table:table-cell>
          <table:table-cell/>
          <table:table-cell table:style-name="ce4" table:formula="of:=[.F24]" office:value-type="float" office:value="-4.65336004348009E-019" calcext:value-type="float">
            <text:p>-4.65336004348009E-019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467299010618753" calcext:value-type="float">
            <text:p>0.0046729901</text:p>
          </table:table-cell>
          <table:table-cell/>
          <table:table-cell table:style-name="ce4" table:formula="of:=[.F26]" office:value-type="float" office:value="0.00467299010618753" calcext:value-type="float">
            <text:p>0.0046729901</text:p>
          </table:table-cell>
          <table:table-cell/>
          <table:table-cell table:formula="of:=[.M74]/[.O74]" office:value-type="float" office:value="1" calcext:value-type="float">
            <text:p>1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7908287091246" calcext:value-type="float">
            <text:p>2.07908287091246E-013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7908287091246" calcext:value-type="float">
            <text:p>2.0790828709124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199181295348253" calcext:value-type="float">
            <text:p>1.99181295348253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199181295348253" calcext:value-type="float">
            <text:p>-1.99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83.03808524823" calcext:value-type="float">
            <text:p>3483.0380852482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483.03808524823" calcext:value-type="float">
            <text:p>3483.038085248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483.03806301411" calcext:value-type="float">
            <text:p>-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61915330319698E-016" calcext:value-type="float">
            <text:p>-2.61915330319698E-016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2.61915330319698E-016" calcext:value-type="float">
            <text:p>2.62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63020175996279" calcext:value-type="float">
            <text:p>2.63020176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63020175996279" calcext:value-type="float">
            <text:p>2.6302017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63020212450068" calcext:value-type="float">
            <text:p>-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199181295348253" calcext:value-type="float">
            <text:p>1.99181295348253E-013</text:p>
          </table:table-cell>
          <table:table-cell/>
          <table:table-cell table:style-name="ce3" office:value-type="float" office:value="1.04381431362686" calcext:value-type="float">
            <text:p>1.0438143136</text:p>
          </table:table-cell>
          <table:table-cell table:style-name="ce3" office:value-type="float" office:value="8.72699174299315E-015" calcext:value-type="float">
            <text:p>8.72699174299315E-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199181292357792" calcext:value-type="float">
            <text:p>1.99181292357792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199181292357792" calcext:value-type="float">
            <text:p>-1.99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6301411" calcext:value-type="float">
            <text:p>3483.0380630141</text:p>
          </table:table-cell>
          <table:table-cell/>
          <table:table-cell table:style-name="ce3" office:value-type="float" office:value="1.00000000638354" calcext:value-type="float">
            <text:p>1.0000000064</text:p>
          </table:table-cell>
          <table:table-cell table:style-name="ce3" office:value-type="float" office:value="0.0000222341195694753" calcext:value-type="float">
            <text:p>2.22341195694753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3483.03809304487" calcext:value-type="float">
            <text:p>3483.0380930449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3483.03809304487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-2.61915330319698E-016" calcext:value-type="float">
            <text:p>-2.61915330319698E-016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2.61915330319698E-016" calcext:value-type="float">
            <text:p>2.6191533031969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2.61915281310851E-016" calcext:value-type="float">
            <text:p>-2.61915281310851E-016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2.61915281310851E-016" calcext:value-type="float">
            <text:p>2.62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212450068" calcext:value-type="float">
            <text:p>2.6302021245</text:p>
          </table:table-cell>
          <table:table-cell/>
          <table:table-cell table:style-name="ce3" office:value-type="float" office:value="0.999999861403089" calcext:value-type="float">
            <text:p>0.9999998614</text:p>
          </table:table-cell>
          <table:table-cell table:style-name="ce3" office:value-type="float" office:value="-0.000000364537889208094" calcext:value-type="float">
            <text:p>-3.64537889208094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2.63020163234477" calcext:value-type="float">
            <text:p>2.6302016323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2.63020163234477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56843418860808" calcext:value-type="float">
            <text:p>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199181292357792" calcext:value-type="float">
            <text:p>1.99181292357792E-013</text:p>
          </table:table-cell>
          <table:table-cell/>
          <table:table-cell table:style-name="ce3" office:value-type="float" office:value="1.04381432929844" calcext:value-type="float">
            <text:p>1.0438143293</text:p>
          </table:table-cell>
          <table:table-cell table:style-name="ce3" office:value-type="float" office:value="8.72699473345382E-015" calcext:value-type="float">
            <text:p>8.72699473345382E-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199181292357792" calcext:value-type="float">
            <text:p>1.99181292357792E-013</text:p>
          </table:table-cell>
          <table:table-cell/>
          <table:table-cell table:style-name="ce4" table:formula="of:=[.F21]" office:value-type="float" office:value="0.000000000000199181295348253" calcext:value-type="float">
            <text:p>1.99181295348253E-013</text:p>
          </table:table-cell>
          <table:table-cell/>
          <table:table-cell table:formula="of:=[.M33]/[.O33]" office:value-type="float" office:value="0.999999984986236" calcext:value-type="float">
            <text:p>0.999999985</text:p>
          </table:table-cell>
          <table:table-cell table:formula="of:=[.M33]-[.O33]" office:value-type="float" office:value="-2.99046099873064E-021" calcext:value-type="float">
            <text:p>-2.99E-0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9304487" calcext:value-type="float">
            <text:p>3483.0380930449</text:p>
          </table:table-cell>
          <table:table-cell/>
          <table:table-cell table:style-name="ce3" office:value-type="float" office:value="0.999999997761541" calcext:value-type="float">
            <text:p>0.9999999978</text:p>
          </table:table-cell>
          <table:table-cell table:style-name="ce3" office:value-type="float" office:value="-0.00000779663878347492" calcext:value-type="float">
            <text:p>-7.79663878347492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83.03809304487" calcext:value-type="float">
            <text:p>3483.0380930449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35]/[.O35]" office:value-type="float" office:value="1.000000008622" calcext:value-type="float">
            <text:p>1.0000000086</text:p>
          </table:table-cell>
          <table:table-cell table:formula="of:=[.M35]-[.O35]" office:value-type="float" office:value="0.0000300307601719396" calcext:value-type="float">
            <text:p>3.00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-2.61915281310851E-016" calcext:value-type="float">
            <text:p>-2.61915281310851E-016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2.61915281310851E-016" calcext:value-type="float">
            <text:p>2.61915281310851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2.61915281310851E-016" calcext:value-type="float">
            <text:p>-2.61915281310851E-016</text:p>
          </table:table-cell>
          <table:table-cell/>
          <table:table-cell table:style-name="ce4" table:formula="of:=[.F24]" office:value-type="float" office:value="-2.61915330319698E-016" calcext:value-type="float">
            <text:p>-2.61915330319698E-016</text:p>
          </table:table-cell>
          <table:table-cell/>
          <table:table-cell table:formula="of:=[.M36]/[.O36]" office:value-type="float" office:value="0.999999812882862" calcext:value-type="float">
            <text:p>0.9999998129</text:p>
          </table:table-cell>
          <table:table-cell table:formula="of:=[.M36]-[.O36]" office:value-type="float" office:value="4.90088470465085E-023" calcext:value-type="float">
            <text:p>4.90E-0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63234477" calcext:value-type="float">
            <text:p>2.6302016323</text:p>
          </table:table-cell>
          <table:table-cell/>
          <table:table-cell table:style-name="ce3" office:value-type="float" office:value="1.00000004852024" calcext:value-type="float">
            <text:p>1.0000000485</text:p>
          </table:table-cell>
          <table:table-cell table:style-name="ce3" office:value-type="float" office:value="0.000000127618011713793" calcext:value-type="float">
            <text:p>1.27618011713793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2.63020163234477" calcext:value-type="float">
            <text:p>2.6302016323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38]/[.O38]" office:value-type="float" office:value="0.999999812882856" calcext:value-type="float">
            <text:p>0.9999998129</text:p>
          </table:table-cell>
          <table:table-cell table:formula="of:=[.M38]-[.O38]" office:value-type="float" office:value="-0.00000049215591024776" calcext:value-type="float">
            <text:p>-4.92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56843418860808" calcext:value-type="float">
            <text:p>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199181293133702" calcext:value-type="float">
            <text:p>1.99181293133702E-013</text:p>
          </table:table-cell>
          <table:table-cell/>
          <table:table-cell table:style-name="ce3" office:value-type="float" office:value="1.04381432523227" calcext:value-type="float">
            <text:p>1.0438143252</text:p>
          </table:table-cell>
          <table:table-cell table:style-name="ce3" office:value-type="float" office:value="8.72699395754437E-015" calcext:value-type="float">
            <text:p>8.72699395754437E-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199181293133702" calcext:value-type="float">
            <text:p>1.99181293133702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199181293133702" calcext:value-type="float">
            <text:p>-1.99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8525305" calcext:value-type="float">
            <text:p>3483.0380852531</text:p>
          </table:table-cell>
          <table:table-cell/>
          <table:table-cell table:style-name="ce3" office:value-type="float" office:value="0.999999999998618" calcext:value-type="float">
            <text:p>1</text:p>
          </table:table-cell>
          <table:table-cell table:style-name="ce3" office:value-type="float" office:value="-0.00000000481350070913322" calcext:value-type="float">
            <text:p>-4.81350070913322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3483.03808525305" calcext:value-type="float">
            <text:p>3483.0380852531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3483.03808525305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-2.61915294026759E-016" calcext:value-type="float">
            <text:p>-2.61915294026759E-016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2.61915294026759E-016" calcext:value-type="float">
            <text:p>2.61915294026759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2.61915294026759E-016" calcext:value-type="float">
            <text:p>-2.61915294026759E-016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2.61915294026759E-016" calcext:value-type="float">
            <text:p>2.62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76004028" calcext:value-type="float">
            <text:p>2.63020176</text:p>
          </table:table-cell>
          <table:table-cell/>
          <table:table-cell table:style-name="ce3" office:value-type="float" office:value="0.999999999970538" calcext:value-type="float">
            <text:p>1</text:p>
          </table:table-cell>
          <table:table-cell table:style-name="ce3" office:value-type="float" office:value="-0.0000000000774917907619965" calcext:value-type="float">
            <text:p>-7.74917907619965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2.63020176004028" calcext:value-type="float">
            <text:p>2.63020176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2.63020176004028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199181293133702" calcext:value-type="float">
            <text:p>1.99181293133702E-013</text:p>
          </table:table-cell>
          <table:table-cell/>
          <table:table-cell table:style-name="ce4" table:formula="of:=[.F33]" office:value-type="float" office:value="0.000000000000199181292357792" calcext:value-type="float">
            <text:p>1.99181292357792E-013</text:p>
          </table:table-cell>
          <table:table-cell/>
          <table:table-cell table:formula="of:=[.M57]/[.O57]" office:value-type="float" office:value="1.0000000038955" calcext:value-type="float">
            <text:p>1.0000000039</text:p>
          </table:table-cell>
          <table:table-cell table:formula="of:=[.M57]-[.O57]" office:value-type="float" office:value="7.75909980102494E-022" calcext:value-type="float">
            <text:p>7.76E-02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5305" calcext:value-type="float">
            <text:p>3483.0380852531</text:p>
          </table:table-cell>
          <table:table-cell/>
          <table:table-cell table:style-name="ce4" table:formula="of:=[.F35]" office:value-type="float" office:value="3483.03809304487" calcext:value-type="float">
            <text:p>3483.0380930449</text:p>
          </table:table-cell>
          <table:table-cell/>
          <table:table-cell table:formula="of:=[.M59]/[.O59]" office:value-type="float" office:value="0.999999997762924" calcext:value-type="float">
            <text:p>0.9999999978</text:p>
          </table:table-cell>
          <table:table-cell table:formula="of:=[.M59]-[.O59]" office:value-type="float" office:value="-0.00000779181982579757" calcext:value-type="float">
            <text:p>-7.7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2.61915294026759E-016" calcext:value-type="float">
            <text:p>-2.61915294026759E-016</text:p>
          </table:table-cell>
          <table:table-cell/>
          <table:table-cell table:style-name="ce4" table:formula="of:=[.F36]" office:value-type="float" office:value="-2.61915281310851E-016" calcext:value-type="float">
            <text:p>-2.61915281310851E-016</text:p>
          </table:table-cell>
          <table:table-cell/>
          <table:table-cell table:formula="of:=[.M60]/[.O60]" office:value-type="float" office:value="1.0000000485497" calcext:value-type="float">
            <text:p>1.0000000485</text:p>
          </table:table-cell>
          <table:table-cell table:formula="of:=[.M60]-[.O60]" office:value-type="float" office:value="-1.2715908022761E-023" calcext:value-type="float">
            <text:p>-1.27E-02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04028" calcext:value-type="float">
            <text:p>2.63020176</text:p>
          </table:table-cell>
          <table:table-cell/>
          <table:table-cell table:style-name="ce4" table:formula="of:=[.F38]" office:value-type="float" office:value="2.63020163234477" calcext:value-type="float">
            <text:p>2.6302016323</text:p>
          </table:table-cell>
          <table:table-cell/>
          <table:table-cell table:formula="of:=[.M62]/[.O62]" office:value-type="float" office:value="1.0000000485497" calcext:value-type="float">
            <text:p>1.0000000485</text:p>
          </table:table-cell>
          <table:table-cell table:formula="of:=[.M62]-[.O62]" office:value-type="float" office:value="0.000000127695510165893" calcext:value-type="float">
            <text:p>1.2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199181293133702" calcext:value-type="float">
            <text:p>1.99181293133702E-013</text:p>
          </table:table-cell>
          <table:table-cell/>
          <table:table-cell table:style-name="ce4" table:formula="of:=[.F21]" office:value-type="float" office:value="0.000000000000199181295348253" calcext:value-type="float">
            <text:p>1.99181295348253E-013</text:p>
          </table:table-cell>
          <table:table-cell/>
          <table:table-cell table:formula="of:=[.M69]/[.O69]" office:value-type="float" office:value="0.999999988881732" calcext:value-type="float">
            <text:p>0.9999999889</text:p>
          </table:table-cell>
          <table:table-cell table:formula="of:=[.M69]-[.O69]" office:value-type="float" office:value="-2.21455101862814E-021" calcext:value-type="float">
            <text:p>-2.21E-02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5305" calcext:value-type="float">
            <text:p>3483.0380852531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71]/[.O71]" office:value-type="float" office:value="1.00000000638493" calcext:value-type="float">
            <text:p>1.0000000064</text:p>
          </table:table-cell>
          <table:table-cell table:formula="of:=[.M71]-[.O71]" office:value-type="float" office:value="0.000022238940346142" calcext:value-type="float">
            <text:p>2.2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2.61915294026759E-016" calcext:value-type="float">
            <text:p>-2.61915294026759E-016</text:p>
          </table:table-cell>
          <table:table-cell/>
          <table:table-cell table:style-name="ce4" table:formula="of:=[.F24]" office:value-type="float" office:value="-2.61915330319698E-016" calcext:value-type="float">
            <text:p>-2.61915330319698E-016</text:p>
          </table:table-cell>
          <table:table-cell/>
          <table:table-cell table:formula="of:=[.M72]/[.O72]" office:value-type="float" office:value="0.999999861432551" calcext:value-type="float">
            <text:p>0.9999998614</text:p>
          </table:table-cell>
          <table:table-cell table:formula="of:=[.M72]-[.O72]" office:value-type="float" office:value="3.62929390237475E-023" calcext:value-type="float">
            <text:p>3.63E-02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04028" calcext:value-type="float">
            <text:p>2.63020176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74]/[.O74]" office:value-type="float" office:value="0.99999986143255" calcext:value-type="float">
            <text:p>0.9999998614</text:p>
          </table:table-cell>
          <table:table-cell table:formula="of:=[.M74]-[.O74]" office:value-type="float" office:value="-0.000000364460400081867" calcext:value-type="float">
            <text:p>-3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20 km MOLA" calcext:value-type="string">
            <text:p>20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20 km MOLA" calcext:value-type="string">
            <text:p>20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7908287091246" calcext:value-type="float">
            <text:p>2.07908287091246E-013</text:p>
          </table:table-cell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7908287091246" calcext:value-type="float">
            <text:p>2.0790828709124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199181295348253" calcext:value-type="float">
            <text:p>1.99181295348253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199181295348253" calcext:value-type="float">
            <text:p>-1.99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483.03808524902" calcext:value-type="float">
            <text:p>3483.03808524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483.03806301411" calcext:value-type="float">
            <text:p>-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6.36438469491385E-035" calcext:value-type="float">
            <text:p>-6.36438469491385E-035</text:p>
          </table:table-cell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6.36438469491385E-035" calcext:value-type="float">
            <text:p>-6.36438469491385E-03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61915330319698E-016" calcext:value-type="float">
            <text:p>-2.61915330319698E-016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2.61915330319698E-016" calcext:value-type="float">
            <text:p>2.62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63020176010626" calcext:value-type="float">
            <text:p>2.6302017601</text:p>
          </table:table-cell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63020176010626" calcext:value-type="float">
            <text:p>2.63020176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63020212450068" calcext:value-type="float">
            <text:p>-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199181295348253" calcext:value-type="float">
            <text:p>1.99181295348253E-013</text:p>
          </table:table-cell>
          <table:table-cell/>
          <table:table-cell table:style-name="ce3" office:value-type="float" office:value="1.04381431362686" calcext:value-type="float">
            <text:p>1.0438143136</text:p>
          </table:table-cell>
          <table:table-cell table:style-name="ce3" office:value-type="float" office:value="8.72699174299315E-015" calcext:value-type="float">
            <text:p>8.72699174299315E-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199181293133799" calcext:value-type="float">
            <text:p>1.99181293133799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199181293133799" calcext:value-type="float">
            <text:p>-1.99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6301411" calcext:value-type="float">
            <text:p>3483.0380630141</text:p>
          </table:table-cell>
          <table:table-cell/>
          <table:table-cell table:style-name="ce3" office:value-type="float" office:value="1.00000000638377" calcext:value-type="float">
            <text:p>1.0000000064</text:p>
          </table:table-cell>
          <table:table-cell table:style-name="ce3" office:value-type="float" office:value="0.0000222349021896662" calcext:value-type="float">
            <text:p>2.22349021896662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3483.03808525207" calcext:value-type="float">
            <text:p>3483.038085252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3483.03808525207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6.36438469491385E-035" calcext:value-type="float">
            <text:p>-6.36438469491385E-035</text:p>
          </table:table-cell>
          <table:table-cell/>
          <table:table-cell table:style-name="ce3" office:value-type="float" office:value="-2.61915330319698E-016" calcext:value-type="float">
            <text:p>-2.61915330319698E-016</text:p>
          </table:table-cell>
          <table:table-cell/>
          <table:table-cell table:style-name="ce3" office:value-type="float" office:value="2.4299397393598E-019" calcext:value-type="float">
            <text:p>2.4299397393598E-019</text:p>
          </table:table-cell>
          <table:table-cell table:style-name="ce3" office:value-type="float" office:value="2.61915330319698E-016" calcext:value-type="float">
            <text:p>2.6191533031969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2.61915294028353E-016" calcext:value-type="float">
            <text:p>-2.61915294028353E-016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2.61915294028353E-016" calcext:value-type="float">
            <text:p>2.62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26" calcext:value-type="float">
            <text:p>2.6302017601</text:p>
          </table:table-cell>
          <table:table-cell/>
          <table:table-cell table:style-name="ce3" office:value-type="float" office:value="2.63020212450068" calcext:value-type="float">
            <text:p>2.6302021245</text:p>
          </table:table-cell>
          <table:table-cell/>
          <table:table-cell table:style-name="ce3" office:value-type="float" office:value="0.999999861457638" calcext:value-type="float">
            <text:p>0.9999998615</text:p>
          </table:table-cell>
          <table:table-cell table:style-name="ce3" office:value-type="float" office:value="-0.0000003643944159748" calcext:value-type="float">
            <text:p>-3.643944159748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2.63020176005629" calcext:value-type="float">
            <text:p>2.6302017601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2.63020176005629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199181293133799" calcext:value-type="float">
            <text:p>1.99181293133799E-013</text:p>
          </table:table-cell>
          <table:table-cell/>
          <table:table-cell table:style-name="ce3" office:value-type="float" office:value="1.04381432523176" calcext:value-type="float">
            <text:p>1.0438143252</text:p>
          </table:table-cell>
          <table:table-cell table:style-name="ce3" office:value-type="float" office:value="8.72699395744731E-015" calcext:value-type="float">
            <text:p>8.72699395744731E-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199181293133799" calcext:value-type="float">
            <text:p>1.99181293133799E-013</text:p>
          </table:table-cell>
          <table:table-cell/>
          <table:table-cell table:style-name="ce4" table:formula="of:=[.F21]" office:value-type="float" office:value="0.000000000000199181295348253" calcext:value-type="float">
            <text:p>1.99181295348253E-013</text:p>
          </table:table-cell>
          <table:table-cell/>
          <table:table-cell table:formula="of:=[.M33]/[.O33]" office:value-type="float" office:value="0.999999988882219" calcext:value-type="float">
            <text:p>0.9999999889</text:p>
          </table:table-cell>
          <table:table-cell table:formula="of:=[.M33]-[.O33]" office:value-type="float" office:value="-2.21445400766946E-021" calcext:value-type="float">
            <text:p>-2.21E-0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5207" calcext:value-type="float">
            <text:p>3483.0380852521</text:p>
          </table:table-cell>
          <table:table-cell/>
          <table:table-cell table:style-name="ce3" office:value-type="float" office:value="0.999999999999124" calcext:value-type="float">
            <text:p>1</text:p>
          </table:table-cell>
          <table:table-cell table:style-name="ce3" office:value-type="float" office:value="-0.00000000305135472444817" calcext:value-type="float">
            <text:p>-3.05135472444817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83.03808525207" calcext:value-type="float">
            <text:p>3483.0380852521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35]/[.O35]" office:value-type="float" office:value="1.00000000638464" calcext:value-type="float">
            <text:p>1.0000000064</text:p>
          </table:table-cell>
          <table:table-cell table:formula="of:=[.M35]-[.O35]" office:value-type="float" office:value="0.0000222379599108535" calcext:value-type="float">
            <text:p>2.22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6.36438469491385E-035" calcext:value-type="float">
            <text:p>-6.36438469491385E-035</text:p>
          </table:table-cell>
          <table:table-cell/>
          <table:table-cell table:style-name="ce3" office:value-type="float" office:value="-2.61915294028353E-016" calcext:value-type="float">
            <text:p>-2.61915294028353E-016</text:p>
          </table:table-cell>
          <table:table-cell/>
          <table:table-cell table:style-name="ce3" office:value-type="float" office:value="2.42994007605561E-019" calcext:value-type="float">
            <text:p>2.42994007605561E-019</text:p>
          </table:table-cell>
          <table:table-cell table:style-name="ce3" office:value-type="float" office:value="2.61915294028353E-016" calcext:value-type="float">
            <text:p>2.61915294028353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2.61915294028353E-016" calcext:value-type="float">
            <text:p>-2.61915294028353E-016</text:p>
          </table:table-cell>
          <table:table-cell/>
          <table:table-cell table:style-name="ce4" table:formula="of:=[.F24]" office:value-type="float" office:value="-2.61915330319698E-016" calcext:value-type="float">
            <text:p>-2.61915330319698E-016</text:p>
          </table:table-cell>
          <table:table-cell/>
          <table:table-cell table:formula="of:=[.M36]/[.O36]" office:value-type="float" office:value="0.999999861438637" calcext:value-type="float">
            <text:p>0.9999998614</text:p>
          </table:table-cell>
          <table:table-cell table:formula="of:=[.M36]-[.O36]" office:value-type="float" office:value="3.62913450809847E-023" calcext:value-type="float">
            <text:p>3.63E-0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26" calcext:value-type="float">
            <text:p>2.6302017601</text:p>
          </table:table-cell>
          <table:table-cell/>
          <table:table-cell table:style-name="ce3" office:value-type="float" office:value="2.63020176005629" calcext:value-type="float">
            <text:p>2.6302017601</text:p>
          </table:table-cell>
          <table:table-cell/>
          <table:table-cell table:style-name="ce3" office:value-type="float" office:value="1.000000000019" calcext:value-type="float">
            <text:p>1</text:p>
          </table:table-cell>
          <table:table-cell table:style-name="ce3" office:value-type="float" office:value="0.0000000000499738028736374" calcext:value-type="float">
            <text:p>4.99738028736374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2.63020176005629" calcext:value-type="float">
            <text:p>2.6302017601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38]/[.O38]" office:value-type="float" office:value="0.999999861438637" calcext:value-type="float">
            <text:p>0.9999998614</text:p>
          </table:table-cell>
          <table:table-cell table:formula="of:=[.M38]-[.O38]" office:value-type="float" office:value="-0.000000364444390221763" calcext:value-type="float">
            <text:p>-3.6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199181293134103" calcext:value-type="float">
            <text:p>1.99181293134103E-013</text:p>
          </table:table-cell>
          <table:table-cell/>
          <table:table-cell table:style-name="ce3" office:value-type="float" office:value="1.04381432523017" calcext:value-type="float">
            <text:p>1.0438143252</text:p>
          </table:table-cell>
          <table:table-cell table:style-name="ce3" office:value-type="float" office:value="8.72699395714307E-015" calcext:value-type="float">
            <text:p>8.72699395714307E-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199181293134103" calcext:value-type="float">
            <text:p>1.99181293134103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199181293134103" calcext:value-type="float">
            <text:p>-1.99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3483.03808524902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6.36438469491385E-035" calcext:value-type="float">
            <text:p>-6.36438469491385E-035</text:p>
          </table:table-cell>
          <table:table-cell/>
          <table:table-cell table:style-name="ce3" office:value-type="float" office:value="-2.61915294033337E-016" calcext:value-type="float">
            <text:p>-2.61915294033337E-016</text:p>
          </table:table-cell>
          <table:table-cell/>
          <table:table-cell table:style-name="ce3" office:value-type="float" office:value="2.42994007600938E-019" calcext:value-type="float">
            <text:p>2.42994007600938E-019</text:p>
          </table:table-cell>
          <table:table-cell table:style-name="ce3" office:value-type="float" office:value="2.61915294033337E-016" calcext:value-type="float">
            <text:p>2.61915294033337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2.61915294033337E-016" calcext:value-type="float">
            <text:p>-2.61915294033337E-016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2.61915294033337E-016" calcext:value-type="float">
            <text:p>2.62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26" calcext:value-type="float">
            <text:p>2.6302017601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0.999999999999973" calcext:value-type="float">
            <text:p>1</text:p>
          </table:table-cell>
          <table:table-cell table:style-name="ce3" office:value-type="float" office:value="-0.0000000000000697220059464598" calcext:value-type="float">
            <text:p>-6.97220059464598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2.63020176010633" calcext:value-type="float">
            <text:p>2.6302017601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2.63020176010633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199181293134103" calcext:value-type="float">
            <text:p>1.99181293134103E-013</text:p>
          </table:table-cell>
          <table:table-cell/>
          <table:table-cell table:style-name="ce4" table:formula="of:=[.F33]" office:value-type="float" office:value="0.000000000000199181293133799" calcext:value-type="float">
            <text:p>1.99181293133799E-013</text:p>
          </table:table-cell>
          <table:table-cell/>
          <table:table-cell table:formula="of:=[.M57]/[.O57]" office:value-type="float" office:value="1.00000000000153" calcext:value-type="float">
            <text:p>1</text:p>
          </table:table-cell>
          <table:table-cell table:formula="of:=[.M57]-[.O57]" office:value-type="float" office:value="3.04008060210453E-025" calcext:value-type="float">
            <text:p>3.04E-0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style-name="ce4" table:formula="of:=[.F35]" office:value-type="float" office:value="3483.03808525207" calcext:value-type="float">
            <text:p>3483.0380852521</text:p>
          </table:table-cell>
          <table:table-cell/>
          <table:table-cell table:formula="of:=[.M59]/[.O59]" office:value-type="float" office:value="0.999999999999124" calcext:value-type="float">
            <text:p>1</text:p>
          </table:table-cell>
          <table:table-cell table:formula="of:=[.M59]-[.O59]" office:value-type="float" office:value="-0.00000000304999048239551" calcext:value-type="float">
            <text:p>-3.0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2.61915294033337E-016" calcext:value-type="float">
            <text:p>-2.61915294033337E-016</text:p>
          </table:table-cell>
          <table:table-cell/>
          <table:table-cell table:style-name="ce4" table:formula="of:=[.F36]" office:value-type="float" office:value="-2.61915294028353E-016" calcext:value-type="float">
            <text:p>-2.61915294028353E-016</text:p>
          </table:table-cell>
          <table:table-cell/>
          <table:table-cell table:formula="of:=[.M60]/[.O60]" office:value-type="float" office:value="1.00000000001903" calcext:value-type="float">
            <text:p>1</text:p>
          </table:table-cell>
          <table:table-cell table:formula="of:=[.M60]-[.O60]" office:value-type="float" office:value="-4.98402319918635E-027" calcext:value-type="float">
            <text:p>-4.98E-02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10633" calcext:value-type="float">
            <text:p>2.6302017601</text:p>
          </table:table-cell>
          <table:table-cell/>
          <table:table-cell table:style-name="ce4" table:formula="of:=[.F38]" office:value-type="float" office:value="2.63020176005629" calcext:value-type="float">
            <text:p>2.6302017601</text:p>
          </table:table-cell>
          <table:table-cell/>
          <table:table-cell table:formula="of:=[.M62]/[.O62]" office:value-type="float" office:value="1.00000000001903" calcext:value-type="float">
            <text:p>1</text:p>
          </table:table-cell>
          <table:table-cell table:formula="of:=[.M62]-[.O62]" office:value-type="float" office:value="0.0000000000500399721659051" calcext:value-type="float">
            <text:p>5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199181293134103" calcext:value-type="float">
            <text:p>1.99181293134103E-013</text:p>
          </table:table-cell>
          <table:table-cell/>
          <table:table-cell table:style-name="ce4" table:formula="of:=[.F21]" office:value-type="float" office:value="0.000000000000199181295348253" calcext:value-type="float">
            <text:p>1.99181295348253E-013</text:p>
          </table:table-cell>
          <table:table-cell/>
          <table:table-cell table:formula="of:=[.M69]/[.O69]" office:value-type="float" office:value="0.999999988883745" calcext:value-type="float">
            <text:p>0.9999999889</text:p>
          </table:table-cell>
          <table:table-cell table:formula="of:=[.M69]-[.O69]" office:value-type="float" office:value="-2.21414999960925E-021" calcext:value-type="float">
            <text:p>-2.21E-02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71]/[.O71]" office:value-type="float" office:value="1.00000000638377" calcext:value-type="float">
            <text:p>1.0000000064</text:p>
          </table:table-cell>
          <table:table-cell table:formula="of:=[.M71]-[.O71]" office:value-type="float" office:value="0.0000222349099203711" calcext:value-type="float">
            <text:p>2.2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2.61915294033337E-016" calcext:value-type="float">
            <text:p>-2.61915294033337E-016</text:p>
          </table:table-cell>
          <table:table-cell/>
          <table:table-cell table:style-name="ce4" table:formula="of:=[.F24]" office:value-type="float" office:value="-2.61915330319698E-016" calcext:value-type="float">
            <text:p>-2.61915330319698E-016</text:p>
          </table:table-cell>
          <table:table-cell/>
          <table:table-cell table:formula="of:=[.M72]/[.O72]" office:value-type="float" office:value="0.999999861457666" calcext:value-type="float">
            <text:p>0.9999998615</text:p>
          </table:table-cell>
          <table:table-cell table:formula="of:=[.M72]-[.O72]" office:value-type="float" office:value="3.62863610577855E-023" calcext:value-type="float">
            <text:p>3.63E-02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10633" calcext:value-type="float">
            <text:p>2.6302017601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74]/[.O74]" office:value-type="float" office:value="0.999999861457663" calcext:value-type="float">
            <text:p>0.9999998615</text:p>
          </table:table-cell>
          <table:table-cell table:formula="of:=[.M74]-[.O74]" office:value-type="float" office:value="-0.000000364394350249597" calcext:value-type="float">
            <text:p>-3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20 km MOLA" calcext:value-type="string">
            <text:p>20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 table:formula="of:=SQRT([.D9]*[.D9]+[.D10]*[.D10]+[.D11]*[.D11])" office:value-type="float" office:value="0" calcext:value-type="float">
            <text:p>0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 table:formula="of:=SQRT([.D12]*[.D12]+[.D13]*[.D13]+[.D14]*[.D14])" office:value-type="float" office:value="0" calcext:value-type="float">
            <text:p>0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0" calcext:value-type="float">
            <text:p>0</text:p>
          </table:table-cell>
          <table:table-cell/>
          <table:table-cell table:style-name="ce3" table:formula="of:=SQRT([.F21]*[.F21]+[.F22]*[.F22]+[.F23]*[.F23])" office:value-type="float" office:value="0" calcext:value-type="float">
            <text:p>0</text:p>
          </table:table-cell>
          <table:table-cell/>
          <table:table-cell table:formula="of:=[.T22]/[.V22]" office:value-type="string" office:string-value="" calcext:value-type="error">
            <text:p>#DIV/0!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0" calcext:value-type="float">
            <text:p>0</text:p>
          </table:table-cell>
          <table:table-cell/>
          <table:table-cell table:style-name="ce3" table:formula="of:=SQRT([.F24]*[.F24]+[.F25]*[.F25]+[.F26]*[.F26])" office:value-type="float" office:value="0" calcext:value-type="float">
            <text:p>0</text:p>
          </table:table-cell>
          <table:table-cell/>
          <table:table-cell table:formula="of:=[.T25]/[.V25]" office:value-type="string" office:string-value="" calcext:value-type="error">
            <text:p>#DIV/0!</text:p>
          </table:table-cell>
          <table:table-cell table:formula="of:=[.T25]-[.V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/>
          <table:table-cell table:style-name="ce3" table:formula="of:=SQRT([.D33]*[.D33]+[.D34]*[.D34]+[.D35]*[.D35])" office:value-type="float" office:value="0" calcext:value-type="float">
            <text:p>0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/>
          <table:table-cell table:style-name="ce3" table:formula="of:=SQRT([.D36]*[.D36]+[.D37]*[.D37]+[.D38]*[.D38])" office:value-type="float" office:value="0" calcext:value-type="float">
            <text:p>0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0" calcext:value-type="float">
            <text:p>0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0" calcext:value-type="float">
            <text:p>0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20 km MOLA" calcext:value-type="string">
            <text:p>20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7908287091246" calcext:value-type="float">
            <text:p>2.07908287091246E-013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7908287091246" calcext:value-type="float">
            <text:p>2.0790828709124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199181295348253" calcext:value-type="float">
            <text:p>1.99181295348253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199181295348253" calcext:value-type="float">
            <text:p>-1.99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483.03808524902" calcext:value-type="float">
            <text:p>3483.03808524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483.03806301411" calcext:value-type="float">
            <text:p>-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21721577835033E-035" calcext:value-type="float">
            <text:p>2.21721577835033E-035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2.21721577835033E-035" calcext:value-type="float">
            <text:p>2.21721577835033E-03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61915330319698E-016" calcext:value-type="float">
            <text:p>-2.61915330319698E-016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2.61915330319698E-016" calcext:value-type="float">
            <text:p>2.62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63020176010633" calcext:value-type="float">
            <text:p>2.63020176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63020212450068" calcext:value-type="float">
            <text:p>-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199181295348253" calcext:value-type="float">
            <text:p>1.99181295348253E-013</text:p>
          </table:table-cell>
          <table:table-cell/>
          <table:table-cell table:style-name="ce3" office:value-type="float" office:value="1.04381431362686" calcext:value-type="float">
            <text:p>1.0438143136</text:p>
          </table:table-cell>
          <table:table-cell table:style-name="ce3" office:value-type="float" office:value="8.72699174299315E-015" calcext:value-type="float">
            <text:p>8.72699174299315E-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199181293134102" calcext:value-type="float">
            <text:p>1.99181293134102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199181293134102" calcext:value-type="float">
            <text:p>-1.99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6301411" calcext:value-type="float">
            <text:p>3483.0380630141</text:p>
          </table:table-cell>
          <table:table-cell/>
          <table:table-cell table:style-name="ce3" office:value-type="float" office:value="1.00000000638377" calcext:value-type="float">
            <text:p>1.0000000064</text:p>
          </table:table-cell>
          <table:table-cell table:style-name="ce3" office:value-type="float" office:value="0.0000222349012801715" calcext:value-type="float">
            <text:p>2.22349012801715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3483.03808524903" calcext:value-type="float">
            <text:p>3483.038085249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3483.03808524903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21721577835033E-035" calcext:value-type="float">
            <text:p>2.21721577835033E-035</text:p>
          </table:table-cell>
          <table:table-cell/>
          <table:table-cell table:style-name="ce3" office:value-type="float" office:value="-2.61915330319698E-016" calcext:value-type="float">
            <text:p>-2.61915330319698E-016</text:p>
          </table:table-cell>
          <table:table-cell/>
          <table:table-cell table:style-name="ce3" office:value-type="float" office:value="-8.46539137531185E-020" calcext:value-type="float">
            <text:p>-8.46539137531185E-020</text:p>
          </table:table-cell>
          <table:table-cell table:style-name="ce3" office:value-type="float" office:value="2.61915330319698E-016" calcext:value-type="float">
            <text:p>2.6191533031969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2.61915294033319E-016" calcext:value-type="float">
            <text:p>-2.61915294033319E-016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2.61915294033319E-016" calcext:value-type="float">
            <text:p>2.62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212450068" calcext:value-type="float">
            <text:p>2.6302021245</text:p>
          </table:table-cell>
          <table:table-cell/>
          <table:table-cell table:style-name="ce3" office:value-type="float" office:value="0.999999861457665" calcext:value-type="float">
            <text:p>0.9999998615</text:p>
          </table:table-cell>
          <table:table-cell table:style-name="ce3" office:value-type="float" office:value="-0.000000364394344032348" calcext:value-type="float">
            <text:p>-3.64394344032348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2.63020176010615" calcext:value-type="float">
            <text:p>2.6302017601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2.63020176010615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199181293134102" calcext:value-type="float">
            <text:p>1.99181293134102E-013</text:p>
          </table:table-cell>
          <table:table-cell/>
          <table:table-cell table:style-name="ce3" office:value-type="float" office:value="1.04381432523017" calcext:value-type="float">
            <text:p>1.0438143252</text:p>
          </table:table-cell>
          <table:table-cell table:style-name="ce3" office:value-type="float" office:value="8.72699395714433E-015" calcext:value-type="float">
            <text:p>8.72699395714433E-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199181293134102" calcext:value-type="float">
            <text:p>1.99181293134102E-013</text:p>
          </table:table-cell>
          <table:table-cell/>
          <table:table-cell table:style-name="ce4" table:formula="of:=[.F21]" office:value-type="float" office:value="0.000000000000199181295348253" calcext:value-type="float">
            <text:p>1.99181295348253E-013</text:p>
          </table:table-cell>
          <table:table-cell/>
          <table:table-cell table:formula="of:=[.M33]/[.O33]" office:value-type="float" office:value="0.99999998888374" calcext:value-type="float">
            <text:p>0.9999999889</text:p>
          </table:table-cell>
          <table:table-cell table:formula="of:=[.M33]-[.O33]" office:value-type="float" office:value="-2.21415098410766E-021" calcext:value-type="float">
            <text:p>-2.21E-0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03" calcext:value-type="float">
            <text:p>3483.038085249</text:p>
          </table:table-cell>
          <table:table-cell/>
          <table:table-cell table:style-name="ce3" office:value-type="float" office:value="0.999999999999995" calcext:value-type="float">
            <text:p>1</text:p>
          </table:table-cell>
          <table:table-cell table:style-name="ce3" office:value-type="float" office:value="-0.0000000000159161572810262" calcext:value-type="float">
            <text:p>-1.59161572810262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83.03808524903" calcext:value-type="float">
            <text:p>3483.038085249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35]/[.O35]" office:value-type="float" office:value="1.00000000638377" calcext:value-type="float">
            <text:p>1.0000000064</text:p>
          </table:table-cell>
          <table:table-cell table:formula="of:=[.M35]-[.O35]" office:value-type="float" office:value="0.0000222349199248129" calcext:value-type="float">
            <text:p>2.22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21721577835033E-035" calcext:value-type="float">
            <text:p>2.21721577835033E-035</text:p>
          </table:table-cell>
          <table:table-cell/>
          <table:table-cell table:style-name="ce3" office:value-type="float" office:value="-2.61915294033319E-016" calcext:value-type="float">
            <text:p>-2.61915294033319E-016</text:p>
          </table:table-cell>
          <table:table-cell/>
          <table:table-cell table:style-name="ce3" office:value-type="float" office:value="-8.46539254812769E-020" calcext:value-type="float">
            <text:p>-8.46539254812769E-020</text:p>
          </table:table-cell>
          <table:table-cell table:style-name="ce3" office:value-type="float" office:value="2.61915294033319E-016" calcext:value-type="float">
            <text:p>2.61915294033319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2.61915294033319E-016" calcext:value-type="float">
            <text:p>-2.61915294033319E-016</text:p>
          </table:table-cell>
          <table:table-cell/>
          <table:table-cell table:style-name="ce4" table:formula="of:=[.F24]" office:value-type="float" office:value="-2.61915330319698E-016" calcext:value-type="float">
            <text:p>-2.61915330319698E-016</text:p>
          </table:table-cell>
          <table:table-cell/>
          <table:table-cell table:formula="of:=[.M36]/[.O36]" office:value-type="float" office:value="0.999999861457598" calcext:value-type="float">
            <text:p>0.9999998615</text:p>
          </table:table-cell>
          <table:table-cell table:formula="of:=[.M36]-[.O36]" office:value-type="float" office:value="3.62863790536749E-023" calcext:value-type="float">
            <text:p>3.63E-0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15" calcext:value-type="float">
            <text:p>2.6302017601</text:p>
          </table:table-cell>
          <table:table-cell/>
          <table:table-cell table:style-name="ce3" office:value-type="float" office:value="1.00000000000007" calcext:value-type="float">
            <text:p>1</text:p>
          </table:table-cell>
          <table:table-cell table:style-name="ce3" office:value-type="float" office:value="0.000000000000184297022087776" calcext:value-type="float">
            <text:p>1.84297022087776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2.63020176010615" calcext:value-type="float">
            <text:p>2.6302017601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38]/[.O38]" office:value-type="float" office:value="0.999999861457594" calcext:value-type="float">
            <text:p>0.9999998615</text:p>
          </table:table-cell>
          <table:table-cell table:formula="of:=[.M38]-[.O38]" office:value-type="float" office:value="-0.000000364394530105727" calcext:value-type="float">
            <text:p>-3.6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42632564145606" calcext:value-type="float">
            <text:p>-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42" calcext:value-type="float">
            <text:p>24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199181293134103" calcext:value-type="float">
            <text:p>1.99181293134103E-013</text:p>
          </table:table-cell>
          <table:table-cell/>
          <table:table-cell table:style-name="ce3" office:value-type="float" office:value="1.04381432523017" calcext:value-type="float">
            <text:p>1.0438143252</text:p>
          </table:table-cell>
          <table:table-cell table:style-name="ce3" office:value-type="float" office:value="8.72699395714312E-015" calcext:value-type="float">
            <text:p>8.72699395714312E-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199181293134103" calcext:value-type="float">
            <text:p>1.99181293134103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199181293134103" calcext:value-type="float">
            <text:p>-1.99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136424205265939" calcext:value-type="float">
            <text:p>-1.36424205265939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3483.03808524902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21721577835033E-035" calcext:value-type="float">
            <text:p>2.21721577835033E-035</text:p>
          </table:table-cell>
          <table:table-cell/>
          <table:table-cell table:style-name="ce3" office:value-type="float" office:value="-2.61915294033337E-016" calcext:value-type="float">
            <text:p>-2.61915294033337E-016</text:p>
          </table:table-cell>
          <table:table-cell/>
          <table:table-cell table:style-name="ce3" office:value-type="float" office:value="-8.46539254812711E-020" calcext:value-type="float">
            <text:p>-8.46539254812711E-020</text:p>
          </table:table-cell>
          <table:table-cell table:style-name="ce3" office:value-type="float" office:value="2.61915294033337E-016" calcext:value-type="float">
            <text:p>2.61915294033337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2.61915294033337E-016" calcext:value-type="float">
            <text:p>-2.61915294033337E-016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2.61915294033337E-016" calcext:value-type="float">
            <text:p>2.62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8.88178419700125E-016" calcext:value-type="float">
            <text:p>8.88178419700125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2.63020176010633" calcext:value-type="float">
            <text:p>2.6302017601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2.63020176010633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21316282072803" calcext:value-type="float">
            <text:p>-2.1316282072803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199181293134103" calcext:value-type="float">
            <text:p>1.99181293134103E-013</text:p>
          </table:table-cell>
          <table:table-cell/>
          <table:table-cell table:style-name="ce4" table:formula="of:=[.F33]" office:value-type="float" office:value="0.000000000000199181293134102" calcext:value-type="float">
            <text:p>1.99181293134102E-013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9.84498409715823E-028" calcext:value-type="float">
            <text:p>9.84E-0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style-name="ce4" table:formula="of:=[.F35]" office:value-type="float" office:value="3483.03808524903" calcext:value-type="float">
            <text:p>3483.038085249</text:p>
          </table:table-cell>
          <table:table-cell/>
          <table:table-cell table:formula="of:=[.M59]/[.O59]" office:value-type="float" office:value="0.999999999999997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2.61915294033337E-016" calcext:value-type="float">
            <text:p>-2.61915294033337E-016</text:p>
          </table:table-cell>
          <table:table-cell/>
          <table:table-cell table:style-name="ce4" table:formula="of:=[.F36]" office:value-type="float" office:value="-2.61915294033319E-016" calcext:value-type="float">
            <text:p>-2.61915294033319E-016</text:p>
          </table:table-cell>
          <table:table-cell/>
          <table:table-cell table:formula="of:=[.M60]/[.O60]" office:value-type="float" office:value="1.00000000000007" calcext:value-type="float">
            <text:p>1</text:p>
          </table:table-cell>
          <table:table-cell table:formula="of:=[.M60]-[.O60]" office:value-type="float" office:value="-1.79958894003543E-029" calcext:value-type="float">
            <text:p>-1.80E-02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10633" calcext:value-type="float">
            <text:p>2.6302017601</text:p>
          </table:table-cell>
          <table:table-cell/>
          <table:table-cell table:style-name="ce4" table:formula="of:=[.F38]" office:value-type="float" office:value="2.63020176010615" calcext:value-type="float">
            <text:p>2.6302017601</text:p>
          </table:table-cell>
          <table:table-cell/>
          <table:table-cell table:formula="of:=[.M62]/[.O62]" office:value-type="float" office:value="1.00000000000007" calcext:value-type="float">
            <text:p>1</text:p>
          </table:table-cell>
          <table:table-cell table:formula="of:=[.M62]-[.O62]" office:value-type="float" office:value="0.000000000000179856129989275" calcext:value-type="float">
            <text:p>1.80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199181293134103" calcext:value-type="float">
            <text:p>1.99181293134103E-013</text:p>
          </table:table-cell>
          <table:table-cell/>
          <table:table-cell table:style-name="ce4" table:formula="of:=[.F21]" office:value-type="float" office:value="0.000000000000199181295348253" calcext:value-type="float">
            <text:p>1.99181295348253E-013</text:p>
          </table:table-cell>
          <table:table-cell/>
          <table:table-cell table:formula="of:=[.M69]/[.O69]" office:value-type="float" office:value="0.999999988883745" calcext:value-type="float">
            <text:p>0.9999999889</text:p>
          </table:table-cell>
          <table:table-cell table:formula="of:=[.M69]-[.O69]" office:value-type="float" office:value="-2.21414999960925E-021" calcext:value-type="float">
            <text:p>-2.21E-02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71]/[.O71]" office:value-type="float" office:value="1.00000000638377" calcext:value-type="float">
            <text:p>1.0000000064</text:p>
          </table:table-cell>
          <table:table-cell table:formula="of:=[.M71]-[.O71]" office:value-type="float" office:value="0.0000222349099203711" calcext:value-type="float">
            <text:p>2.2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2.61915294033337E-016" calcext:value-type="float">
            <text:p>-2.61915294033337E-016</text:p>
          </table:table-cell>
          <table:table-cell/>
          <table:table-cell table:style-name="ce4" table:formula="of:=[.F24]" office:value-type="float" office:value="-2.61915330319698E-016" calcext:value-type="float">
            <text:p>-2.61915330319698E-016</text:p>
          </table:table-cell>
          <table:table-cell/>
          <table:table-cell table:formula="of:=[.M72]/[.O72]" office:value-type="float" office:value="0.999999861457666" calcext:value-type="float">
            <text:p>0.9999998615</text:p>
          </table:table-cell>
          <table:table-cell table:formula="of:=[.M72]-[.O72]" office:value-type="float" office:value="3.62863610577855E-023" calcext:value-type="float">
            <text:p>3.63E-02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10633" calcext:value-type="float">
            <text:p>2.6302017601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74]/[.O74]" office:value-type="float" office:value="0.999999861457663" calcext:value-type="float">
            <text:p>0.9999998615</text:p>
          </table:table-cell>
          <table:table-cell table:formula="of:=[.M74]-[.O74]" office:value-type="float" office:value="-0.000000364394350249597" calcext:value-type="float">
            <text:p>-3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05T12:01:32.785388493</dc:date>
    <dc:creator>Stacha Petrovic</dc:creator>
    <meta:editing-duration>P31DT14H25M50S</meta:editing-duration>
    <meta:editing-cycles>794</meta:editing-cycles>
    <meta:document-statistic meta:table-count="8" meta:cell-count="3014" meta:object-count="0"/>
    <meta:user-defined meta:name="qrichtext">1</meta:user-defined>
  </office:meta>
</office:document-meta>
</file>